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n" svg:font-family="'Times new romn'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2pt" style:text-underline-style="solid" style:text-underline-width="auto" style:text-underline-color="font-color" officeooo:rsid="00062847" officeooo:paragraph-rsid="00062847" style:font-size-asian="19.25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22pt" style:text-underline-style="none" fo:font-weight="bold" officeooo:rsid="00062847" officeooo:paragraph-rsid="00062847" style:font-size-asian="19.25pt" style:font-weight-asian="bold" style:font-size-complex="22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Times new roman" fo:font-size="12pt" style:text-underline-style="none" officeooo:rsid="00062847" officeooo:paragraph-rsid="00062847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style:text-underline-style="none" officeooo:rsid="00062847" officeooo:paragraph-rsid="00062847" style:font-size-asian="10.5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style:text-underline-style="none" officeooo:rsid="00062847" officeooo:paragraph-rsid="00062847" style:font-size-asian="10.5pt" style:font-size-complex="12pt"/>
    </style:style>
    <style:style style:name="T1" style:family="text">
      <style:text-properties officeooo:rsid="000628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crobitparty, Hackathon og koding!!</text:p>
      <text:p text:style-name="P1">Battleships med Python og Microbit.</text:p>
      <text:p text:style-name="P5"/>
      <text:list xml:id="list3747197394072841509" text:style-name="L1">
        <text:list-item>
          <text:p text:style-name="P3">Skalebarhet på grunn av gruppeinndeling</text:p>
        </text:list-item>
        <text:list-item>
          <text:p text:style-name="P3">sosial plattform</text:p>
        </text:list-item>
        <text:list-item>
          <text:p text:style-name="P3">spillet er en «unnskyldning» for å lage en sosial arena</text:p>
        </text:list-item>
        <text:list-item>
          <text:p text:style-name="P3">Har allerede en antall-spiller funksjon</text:p>
        </text:list-item>
        <text:list-item>
          <text:p text:style-name="P3">skal ha med animasjoner og lydeffekter, hvis det lar seg gjøre med microbiten sin begrensede lagringsplass</text:p>
        </text:list-item>
        <text:list-item>
          <text:p text:style-name="P3">modulering av kode</text:p>
        </text:list-item>
      </text:list>
      <text:p text:style-name="P4"/>
      <text:p text:style-name="P4">Hva er det beste i verden? Læring, teknologi og morro, selvfølgelig! Nettopp dette har vi førsøkt å få til. Et spill hvor gruppedynamikker og sosialisering er fokus, med teknologi som <text:span text:style-name="T1">kjernen dette bygges rundt. Vi vil få elevene til å utnytte teknologien i praktiske sammenhenger, å lære hvordan teknologi kan benyttes i hverdagen. Alt dette utenom en alt for brukerennlig UI, lik at man får innsikt i system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n" svg:font-family="'Times new romn'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11:04:34.665854832</meta:creation-date>
    <dc:date>2017-02-26T11:18:58.979003501</dc:date>
    <meta:editing-duration>PT3M13S</meta:editing-duration>
    <meta:editing-cycles>1</meta:editing-cycles>
    <meta:document-statistic meta:table-count="0" meta:image-count="0" meta:object-count="0" meta:page-count="1" meta:paragraph-count="9" meta:word-count="124" meta:character-count="762" meta:non-whitespace-character-count="653"/>
    <meta:generator>LibreOffice/5.1.6.2$Linux_X86_64 LibreOffice_project/10m0$Build-2</meta:generator>
  </office:meta>
</office:document-meta>
</file>